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f9191" officeooo:paragraph-rsid="001f9191"/>
    </style:style>
    <style:style style:name="P2" style:family="paragraph" style:parent-style-name="Standard">
      <style:text-properties officeooo:rsid="00084ba3" officeooo:paragraph-rsid="001f9191"/>
    </style:style>
    <style:style style:name="P3" style:family="paragraph" style:parent-style-name="Standard">
      <style:paragraph-properties fo:margin-top="0.101cm" fo:margin-bottom="0.101cm" loext:contextual-spacing="false" fo:line-height="115%" fo:text-align="start" style:justify-single-word="false"/>
      <style:text-properties style:font-name="FreeSans" fo:font-size="12pt" style:text-underline-style="solid" style:text-underline-width="auto" style:text-underline-color="font-color" officeooo:rsid="0018f69a" officeooo:paragraph-rsid="001f9191" style:font-size-asian="10.5pt" style:font-size-complex="12pt"/>
    </style:style>
    <style:style style:name="P4" style:family="paragraph" style:parent-style-name="Standard">
      <style:paragraph-properties fo:margin-top="0cm" fo:margin-bottom="0cm" loext:contextual-spacing="false" fo:line-height="115%"/>
      <style:text-properties officeooo:paragraph-rsid="001f9191"/>
    </style:style>
    <style:style style:name="P5" style:family="paragraph" style:parent-style-name="Standard">
      <style:paragraph-properties fo:margin-top="0cm" fo:margin-bottom="0cm" loext:contextual-spacing="false" fo:line-height="115%"/>
      <style:text-properties style:text-underline-style="none" officeooo:rsid="002b5bcf" officeooo:paragraph-rsid="001f9191"/>
    </style:style>
    <style:style style:name="P6" style:family="paragraph" style:parent-style-name="Standard">
      <style:paragraph-properties fo:margin-top="0cm" fo:margin-bottom="0cm" loext:contextual-spacing="false" fo:line-height="115%"/>
      <style:text-properties style:text-underline-style="none" officeooo:rsid="00280a9c" officeooo:paragraph-rsid="001f9191"/>
    </style:style>
    <style:style style:name="P7" style:family="paragraph" style:parent-style-name="Standard">
      <style:paragraph-properties fo:margin-top="0cm" fo:margin-bottom="0cm" loext:contextual-spacing="false" fo:line-height="115%"/>
      <style:text-properties style:text-underline-style="none" officeooo:rsid="001fa2b4" officeooo:paragraph-rsid="001fa2b4"/>
    </style:style>
    <style:style style:name="P8" style:family="paragraph" style:parent-style-name="Standard">
      <style:paragraph-properties fo:margin-top="0cm" fo:margin-bottom="0cm" loext:contextual-spacing="false" fo:line-height="115%"/>
      <style:text-properties officeooo:rsid="001fa2b4" officeooo:paragraph-rsid="001fa2b4"/>
    </style:style>
    <style:style style:name="P9" style:family="paragraph" style:parent-style-name="Standard">
      <style:paragraph-properties fo:margin-top="0cm" fo:margin-bottom="0cm" loext:contextual-spacing="false" fo:line-height="115%"/>
      <style:text-properties style:text-underline-style="none" officeooo:rsid="0021af11" officeooo:paragraph-rsid="0021af11"/>
    </style:style>
    <style:style style:name="P10" style:family="paragraph" style:parent-style-name="Standard">
      <style:paragraph-properties fo:margin-top="0cm" fo:margin-bottom="0cm" loext:contextual-spacing="false" fo:line-height="115%"/>
      <style:text-properties style:text-underline-style="none" officeooo:rsid="00231ab1" officeooo:paragraph-rsid="00231ab1"/>
    </style:style>
    <style:style style:name="P11" style:family="paragraph" style:parent-style-name="Standard">
      <style:paragraph-properties fo:margin-top="0cm" fo:margin-bottom="0cm" loext:contextual-spacing="false" fo:line-height="115%"/>
      <style:text-properties style:text-underline-style="none" officeooo:rsid="00240185" officeooo:paragraph-rsid="00240185"/>
    </style:style>
    <style:style style:name="T1" style:family="text">
      <style:text-properties officeooo:rsid="001f9191"/>
    </style:style>
    <style:style style:name="T2" style:family="text">
      <style:text-properties style:text-underline-style="none"/>
    </style:style>
    <style:style style:name="T3" style:family="text">
      <style:text-properties style:text-underline-style="none" officeooo:rsid="00090a96"/>
    </style:style>
    <style:style style:name="T4" style:family="text">
      <style:text-properties style:text-underline-style="none" officeooo:rsid="0029d552"/>
    </style:style>
    <style:style style:name="T5" style:family="text">
      <style:text-properties style:text-underline-style="none" officeooo:rsid="002c79c0"/>
    </style:style>
    <style:style style:name="T6" style:family="text">
      <style:text-properties style:text-underline-style="none" officeooo:rsid="002d0ede"/>
    </style:style>
    <style:style style:name="T7" style:family="text">
      <style:text-properties style:text-underline-style="none" officeooo:rsid="002b5bcf"/>
    </style:style>
    <style:style style:name="T8" style:family="text">
      <style:text-properties style:text-underline-style="none" officeooo:rsid="001f9191"/>
    </style:style>
    <style:style style:name="T9" style:family="text">
      <style:text-properties style:text-underline-style="none" officeooo:rsid="002085ef"/>
    </style:style>
    <style:style style:name="T10" style:family="text">
      <style:text-properties style:text-underline-style="none" officeooo:rsid="0021af11"/>
    </style:style>
    <style:style style:name="T11" style:family="text">
      <style:text-properties style:text-underline-style="none" officeooo:rsid="00240185"/>
    </style:style>
    <style:style style:name="T12" style:family="text">
      <style:text-properties officeooo:rsid="002e0962"/>
    </style:style>
    <style:style style:name="T13" style:family="text">
      <style:text-properties officeooo:rsid="00090a96"/>
    </style:style>
    <style:style style:name="T14" style:family="text">
      <style:text-properties officeooo:rsid="002ee694"/>
    </style:style>
    <style:style style:name="T15" style:family="text">
      <style:text-properties officeooo:rsid="00084ba3"/>
    </style:style>
    <style:style style:name="T16" style:family="text">
      <style:text-properties style:font-name="FreeSans" fo:font-size="12pt" style:text-underline-style="none" style:font-size-asian="10.5pt" style:font-size-complex="12pt"/>
    </style:style>
    <style:style style:name="T17" style:family="text">
      <style:text-properties style:font-name="FreeSans" fo:font-size="12pt" style:text-underline-style="none" officeooo:rsid="00240185" style:font-size-asian="10.5pt" style:font-size-complex="12pt"/>
    </style:style>
    <style:style style:name="T18" style:family="text">
      <style:text-properties officeooo:rsid="0021af11"/>
    </style:style>
    <style:style style:name="T19" style:family="text">
      <style:text-properties officeooo:rsid="002401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am: </text:span><text:span text:style-name="T17">11</text:span><text:span text:style-name="T15"><text:tab/><text:tab/><text:tab/>Alina Littek: 180016182</text:span></text:p>
      <text:p text:style-name="P2"><text:tab/><text:tab/><text:tab/><text:tab/><text:span text:style-name="T1">Bjarne Kopplin</text:span>: </text:p>
      <text:p text:style-name="P2"><text:tab/><text:tab/><text:tab/><text:tab/><text:span text:style-name="T19">Pui-Hin Lee:</text:span></text:p>
      <text:p text:style-name="P2"><text:tab/><text:tab/><text:tab/><text:tab/><text:span text:style-name="T19">Jacque Nalwanga:</text:span></text:p>
      <text:p text:style-name="P2"><text:tab/><text:tab/><text:tab/><text:tab/><text:span text:style-name="T19">Andrew Spence:</text:span></text:p>
      <text:p text:style-name="P2"/>
      <text:p text:style-name="P4"><text:span text:style-name="T3">I</text:span><text:span text:style-name="T4">n this report </text:span><text:span text:style-name="T5">we </text:span><text:span text:style-name="T4">will detail how </text:span><text:span text:style-name="T3">our</text:span><text:span text:style-name="T4"> approached the </text:span><text:span text:style-name="T6">task to make a </text:span><text:span text:style-name="T8">Manchester Baby and an Assembler</text:span><text:span text:style-name="T3"> in C++ </text:span><text:span text:style-name="T8">for the third assignment,</text:span><text:span text:style-name="T4"> the probl</text:span><text:span text:style-name="T7">e</text:span><text:span text:style-name="T4">m</text:span><text:span text:style-name="T7">s that we faced with this </text:span><text:span text:style-name="T8">group project</text:span><text:span text:style-name="T7"> and </text:span><text:span text:style-name="T3">what solutions we found to</text:span><text:span text:style-name="T7"> solve those issues.</text:span></text:p>
      <text:p text:style-name="P5"/>
      <text:p text:style-name="P8"><text:span text:style-name="T7">T</text:span><text:span text:style-name="T2">wo team members worked on the implementation of the </text:span><text:span text:style-name="T10">M</text:span><text:span text:style-name="T2">anchester </text:span><text:span text:style-name="T10">B</text:span><text:span text:style-name="T2">a</text:span><text:span text:style-name="T10">b</text:span><text:span text:style-name="T2">y, while the three others </text:span><text:span text:style-name="T10">were tasked with </text:span><text:span text:style-name="T2">the Assembler.</text:span></text:p>
      <text:p text:style-name="P7">At the start of working on the <text:span text:style-name="T18">M</text:span>anchester <text:span text:style-name="T18">B</text:span>aby, we already faced a great challenge when tying to come up with a good structure that would make the process more clear.</text:p>
      <text:p text:style-name="P8"><text:span text:style-name="T2">In th</text:span><text:span text:style-name="T9">e</text:span><text:span text:style-name="T2"> end we decided on </text:span><text:span text:style-name="T10">a object oriented version with multiple classes. We made individual files for the three main parts of the Baby, the Processor, the I/O and the Memmory class. It was also decided we would use a BinaryNum class to handle all processes that ha</text:span><text:span text:style-name="T11">ve</text:span><text:span text:style-name="T10"> to do with the binary numbers from </text:span><text:span text:style-name="T11">the </text:span><text:span text:style-name="T10">programm</text:span><text:span text:style-name="T11">e</text:span><text:span text:style-name="T10"> that w</text:span><text:span text:style-name="T11">e</text:span><text:span text:style-name="T10"> read in from file.</text:span></text:p>
      <text:p text:style-name="P9">One issue we encountered with file reading had to do with invalid characters. Our programm would read in invalid characters from the file with the programme in binary numbers, we were provided with. We fixed this by copying the contents to a different file <text:span text:style-name="T19">and then reading in this copy of the programme</text:span>.</text:p>
      <text:p text:style-name="P9">Other problems we <text:span text:style-name="T19">ran into</text:span>, had to do with <text:span text:style-name="T19">overwriting the operators in the BinaryNum class, so that we could add and subtract binary numbers.</text:span></text:p>
      <text:p text:style-name="P11">For adding, as well as subtracting, we had to pay attention to the number’s operator, as the programme has to work with positive and negative binary numbers.</text:p>
      <text:p text:style-name="P11">For this we used 2’s complement format…………………...</text:p>
      <text:p text:style-name="P9"/>
      <text:p text:style-name="P9">Another issue</text:p>
      <text:p text:style-name="P9"/>
      <text:p text:style-name="P9"/>
      <text:p text:style-name="P9">Assembler problems:</text:p>
      <text:p text:style-name="P10">The part of our group that worked on the implementation of the Assembler for the Manchester Baby also came across multiple problems.</text:p>
      <text:p text:style-name="P5"/>
      <text:p text:style-name="P4"/>
      <text:p text:style-name="P6">In conclusion, as a team we all work<text:span text:style-name="T12">ed</text:span> very well together, org<text:span text:style-name="T12">a</text:span>nising work <text:span text:style-name="T12">in advance</text:span> and meetin<text:span text:style-name="T13">g </text:span>to <text:span text:style-name="T13">finish the individual</text:span> <text:span text:style-name="T14">tasks</text:span> on time. <text:span text:style-name="T14">Alt</text:span>hough the assignment provid<text:span text:style-name="T12">ed</text:span> many ch<text:span text:style-name="T12">a</text:span>ll<text:span text:style-name="T12">e</text:span>nges, we <text:span text:style-name="T12">manged to implement a working Manchester Baby as well as the Assembler for it, with some extensions.</text:span></text:p>
      <text:p text:style-name="P6"/>
      <text:p text:style-name="P3">Word cou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7:14.504380108</meta:creation-date>
    <dc:date>2019-11-28T11:38:42.128787557</dc:date>
    <meta:editing-duration>PT1H26M59S</meta:editing-duration>
    <meta:editing-cycles>7</meta:editing-cycles>
    <meta:generator>LibreOffice/6.0.7.3$Linux_X86_64 LibreOffice_project/00m0$Build-3</meta:generator>
    <meta:document-statistic meta:table-count="0" meta:image-count="0" meta:object-count="0" meta:page-count="1" meta:paragraph-count="18" meta:word-count="359" meta:character-count="2094" meta:non-whitespace-character-count="1733"/>
  </office:meta>
</office:document-meta>
</file>